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style:font-name="sans-serif" fo:font-size="20pt" fo:letter-spacing="normal" fo:language="ru" fo:country="RU" fo:font-style="normal" fo:font-weight="normal" officeooo:rsid="0005f839" officeooo:paragraph-rsid="0005f839" style:font-size-asian="20pt" style:font-size-complex="20pt" loext:padding="0cm" loext:border="none"/>
    </style:style>
    <style:style style:name="P2" style:family="paragraph" style:parent-style-name="Standard">
      <style:paragraph-properties fo:text-align="start" style:justify-single-word="false"/>
      <style:text-properties fo:font-size="18pt" officeooo:paragraph-rsid="0007b42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paragraph-rsid="0007b42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8a5fd" officeooo:paragraph-rsid="0008a5f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91366" officeooo:paragraph-rsid="0009136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paragraph-rsid="00091366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8a5fd" officeooo:paragraph-rsid="0008a5f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ad3c5" officeooo:paragraph-rsid="000ad3c5" style:font-size-asian="12.25pt" style:font-weight-asian="bold" style:font-size-complex="1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91366" style:font-size-asian="18pt" style:font-size-complex="18pt"/>
    </style:style>
    <style:style style:name="T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4" style:family="text">
      <style:text-properties fo:font-size="18pt" fo:language="ru" fo:country="RU" fo:font-weight="bold" officeooo:rsid="0007b42e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7b42e" style:font-size-asian="18pt" style:font-weight-asian="bold" style:font-size-complex="18pt" style:font-weight-complex="bold"/>
    </style:style>
    <style:style style:name="T7" style:family="text">
      <style:text-properties fo:font-size="18pt" fo:language="en" fo:country="US" style:font-size-asian="18pt" style:font-size-complex="18pt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7b42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 план для интернет магазина</text:p>
      <text:p text:style-name="P1"/>
      <text:p text:style-name="P7"><text:a xlink:type="simple" xlink:href="http://tescoma.ru/" text:style-name="Internet_20_link" text:visited-style-name="Visited_20_Internet_20_Link">http://tescoma.ru/</text:a></text:p>
      <text:p text:style-name="P9"/>
      <text:p text:style-name="P3"><text:s/>Введение.</text:p>
      <text:p text:style-name="P2"/>
      <text:p text:style-name="P8"><text:span text:style-name="T5"><text:s/>Целью составления данного Тест Плана является описание процесса тестирования интернет-магазина</text:span> <text:a xlink:type="simple" xlink:href="http://tescoma.ru/" text:style-name="Internet_20_link" text:visited-style-name="Visited_20_Internet_20_Link">http://tescoma.ru/</text:a></text:p>
      <text:p text:style-name="P8"><text:span text:style-name="T6"/></text:p>
      <text:p text:style-name="P8"><text:span text:style-name="T6">Объект тестирования :</text:span><text:span text:style-name="T4">сайт</text:span><text:span text:style-name="T10"> <text:s/></text:span><text:a xlink:type="simple" xlink:href="http://tescoma.ru/" text:style-name="Internet_20_link" text:visited-style-name="Visited_20_Internet_20_Link">http://tescoma.ru/</text:a></text:p>
      <text:p text:style-name="P7"/>
      <text:p text:style-name="P11">ПРОБЛЕМЫ:</text:p>
      <text:p text:style-name="P11">Фунции протестировать: <text:span text:style-name="T2">Провести полное тестирование <text:s/>фунционала сайта .</text:span></text:p>
      <text:p text:style-name="P11"><text:span text:style-name="T2">Ф </text:span><text:span text:style-name="T1">не тестировать : Безопасности,полное </text:span><text:span text:style-name="T7">Usability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7T19:55:17.553000000</dc:date>
    <meta:editing-duration>PT4M36S</meta:editing-duration>
    <meta:editing-cycles>1</meta:editing-cycles>
    <meta:document-statistic meta:table-count="0" meta:image-count="0" meta:object-count="0" meta:page-count="1" meta:paragraph-count="8" meta:word-count="37" meta:character-count="346" meta:non-whitespace-character-count="313"/>
    <meta:generator>LibreOffice/7.3.4.2$Windows_X86_64 LibreOffice_project/728fec16bd5f605073805c3c9e7c4212a0120dc5</meta:generator>
  </office:meta>
</office:document-meta>
</file>